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ingClassLoaderInterceptor.ShieldingClassLoaderIntercepto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ClassLoader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